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1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4:3-0</text:p>
          </table:table-cell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<text:span text:style-name="T1">16:26-26:14</text:span>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22:48:28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6M51S</meta:editing-duration>
    <meta:editing-cycles>4</meta:editing-cycles>
    <meta:generator>LibreOffice/5.0.2.2$Windows_x86 LibreOffice_project/37b43f919e4de5eeaca9b9755ed688758a8251fe</meta:generator>
    <meta:creation-date>2015-11-04T18:23:28.300027216</meta:creation-date>
    <dc:date>2015-11-04T23:36:44.794000000</dc:date>
    <meta:document-statistic meta:table-count="1" meta:cell-count="486" meta:object-count="0"/>
  </office:meta>
</office:document-meta>
</file>